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4" table:number-columns-repeated="3" table:default-cell-style-name="ce1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Weapon</text:p>
          </table:table-cell>
          <table:table-cell office:value-type="string">
            <text:p>TL</text:p>
          </table:table-cell>
          <table:table-cell office:value-type="string">
            <text:p>m³</text:p>
          </table:table-cell>
          <table:table-cell office:value-type="string">
            <text:p>RR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nti - Proton Beam 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Anti - Proton Beam I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Anti - Proton Beam III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Anti - Proton Beam IV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Anti - Proton Beam V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Anti - Proton Beam VI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Anti - Proton Beam VII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string">
            <text:p>Anti - Proton Beam VIII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office:value-type="string">
            <text:p>Anti - Proton Beam IX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office:value-type="string">
            <text:p>Anti - Proton Beam X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2"/>
        </table:table-row>
        <table:table-row table:style-name="ro1">
          <table:table-cell office:value-type="string">
            <text:p>Anti - Proton Beam XI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1012"/>
        </table:table-row>
        <table:table-row table:style-name="ro1">
          <table:table-cell office:value-type="string">
            <text:p>Anti - Proton Beam XII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son Blaster 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Meson Blaster I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Meson Blaster III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Meson Blaster IV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Meson Blaster V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7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office:value-type="string">
            <text:p>Meson Blaster VI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8" office:value-type="float" office:value="35">
            <text:p>3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ghtning Ray 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Lightning Ray II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Lightning Ray II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Lightning Ray IV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Lightning Ray V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string">
            <text:p>Lightning Ray VI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id Globule 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Acid Globule II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Acid Globule III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4"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Acid Globule IV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5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Acid Globule V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Enveloping Acid Globule I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office:value-type="string">
            <text:p>Enveloping Acid Globule II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office:value-type="string">
            <text:p>Enveloping Acid Globule III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office:value-type="string">
            <text:p>Enveloping Acid Globule IV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90">
            <text:p>90</text:p>
          </table:table-cell>
          <table:table-cell table:number-columns-repeated="1014"/>
        </table:table-row>
        <table:table-row table:style-name="ro1">
          <table:table-cell office:value-type="string">
            <text:p>Enveloping Acid Globule V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eking Parasite I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8" office:value-type="float" office:value="60">
            <text:p>60</text:p>
          </table:table-cell>
          <table:table-cell table:number-columns-repeated="1012"/>
        </table:table-row>
        <table:table-row table:style-name="ro1">
          <table:table-cell office:value-type="string">
            <text:p>Seeking Parasite I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10"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string">
            <text:p>Seeking Parasite III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12"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Seeking Parasite IV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14" office:value-type="float" office:value="90">
            <text:p>90</text:p>
          </table:table-cell>
          <table:table-cell table:number-columns-repeated="1006"/>
        </table:table-row>
        <table:table-row table:style-name="ro1">
          <table:table-cell office:value-type="string">
            <text:p>Seeking Parasite V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16" office:value-type="float" office:value="100">
            <text:p>100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.10.2011</text:date>, <text:time>19:32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9:57:18.62</meta:creation-date>
    <dc:date>2011-10-19T19:32:49.24</dc:date>
    <meta:editing-duration>PT45M18S</meta:editing-duration>
    <meta:editing-cycles>18</meta:editing-cycles>
    <meta:generator>LibreOffice/3.4$Win32 LibreOffice_project/340m1$Build-302</meta:generator>
    <meta:document-statistic meta:table-count="3" meta:cell-count="423" meta:object-count="0"/>
  </office:meta>
</office:document-meta>
</file>